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solid" draw:fill-color="#0047ff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0cm" fo:min-width="0cm" draw:shadow="hidden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cm" fo:min-width="0cm" draw:shadow="hidden"/>
    </style:style>
    <style:style style:name="gr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svg:stroke-width="0.1cm" draw:marker-start-width="0.35cm" draw:marker-end="Circle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solid" draw:fill-color="#0047ff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05cm" svg:stroke-color="#ffffff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14cm" svg:height="6.9cm" draw:transform="rotate (1.5707963267949) translate (12.9cm 5.4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312cm" svg:height="5.939cm" draw:transform="rotate (1.5707963267949) translate (13.384cm 5.026cm)">
          <text:p/>
          <draw:enhanced-geometry svg:viewBox="0 0 21600 21600" draw:path-stretchpoint-x="10800" draw:path-stretchpoint-y="10800" draw:text-areas="?f3 ?f4 ?f5 ?f6" draw:type="round-rectangle" draw:modifiers="494.7938359017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cm" svg:height="5cm" svg:x="1.7cm" svg:y="7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.4cm" svg:height="3.766cm" svg:x="2cm" svg:y="7.734cm">
          <text:p/>
          <draw:enhanced-geometry svg:viewBox="0 0 21600 21600" draw:path-stretchpoint-x="10800" draw:path-stretchpoint-y="10800" draw:text-areas="?f3 ?f4 ?f5 ?f6" draw:type="round-rectangle" draw:modifiers="494.7938359017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5cm" svg:height="0.5cm" svg:x="2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2.13cm" svg:height="0.854cm" draw:transform="rotate (-0.785747229247848) translate (4.67857033971395cm 5.87688221352926cm)" svg:viewBox="0 0 2131 855" svg:d="m2131 588-155 98-30-45-32-44-35-42-36-40-38-38-41-37-42-34-44-32-46-30-46-27-49-25-49-23-50-20-52-17-52-15-53-12-53-10-54-7-54-4-55-1-54 1-54 4-54 7-53 10-53 12-53 15-51 18-50 19-50 23-48 25-47 28-45 30-44 32-42 34-41 36-38 38-36 41-35 41-32 44-30 45-155-97 35-53 38-51 40-49 43-47 45-45 47-42 50-41 51-37 53-34 55-33 56-29 58-27 59-23 60-21 61-17 62-14 63-12 63-8 63-4 63-2 64 2 63 4 63 8 63 12 62 14 61 17 60 21 59 23 58 26 56 30 55 32 53 35 51 37 50 40 47 43 45 44 43 47 40 49 38 52zm-450 83-146 95-19-28-20-27-22-25-23-24-24-24-26-22-26-20-28-20-28-18-29-16-31-15-31-13-31-12-32-10-32-9-34-6-32-5-34-4-33-2h-34l-34 2-33 4-33 5-33 6-33 9-32 10-31 12-31 13-30 15-30 16-28 18-27 20-27 21-25 22-24 23-24 24-21 26-21 26-19 28-145-94 24-35 26-33 28-33 28-31 31-29 32-28 34-26 34-25 36-22 37-21 38-19 39-17 40-14 40-13 42-11 41-9 42-6 42-5 43-1h42l42 1 43 5 41 6 42 9 41 10 41 13 40 15 38 17 38 19 37 20 36 23 35 24 34 26 32 28 30 30 29 30 28 33 26 33zm-450 140-67 44-9-13-9-12-10-12-10-11-12-11-11-10-12-10-13-8-13-9-14-7-14-7-13-6-15-6-15-5-15-3-15-3-15-3-15-1-16-1h-15l-16 1-15 1-15 3-16 3-14 4-15 4-15 6-14 6-13 6-14 8-13 9-13 8-12 10-12 10-11 11-10 11-10 12-10 12-8 12-67-43 11-15 12-16 12-15 14-14 14-14 14-12 16-13 16-11 17-10 17-10 17-8 18-8 18-7 19-6 18-5 20-3 19-4 19-1 20-2h19l20 1 19 2 20 3 18 4 19 5 19 6 18 7 18 8 18 8 17 10 16 10 16 11 15 12 15 13 14 13 14 15 12 15 12 15z">
          <text:p/>
        </draw:path>
        <draw:path draw:style-name="gr4" draw:text-style-name="P1" draw:layer="layout" svg:width="2.13cm" svg:height="0.854cm" draw:transform="rotate (1.5707963267949) translate (11.0984927804371cm 4.30048772901456cm)" svg:viewBox="0 0 2131 855" svg:d="m2131 588-155 98-30-45-32-44-35-42-36-40-38-38-41-37-42-34-44-32-46-30-46-27-49-25-49-23-50-20-52-17-52-15-53-12-53-10-54-7-54-4-55-1-54 1-54 4-54 7-53 10-53 12-53 15-51 18-50 19-50 23-48 25-47 28-45 30-44 32-42 34-41 36-38 38-36 41-35 41-32 44-30 45-155-97 35-53 38-51 40-49 43-47 45-45 47-42 50-41 51-37 53-34 55-33 56-29 58-27 59-23 60-21 61-17 62-14 63-12 63-8 63-4 63-2 64 2 63 4 63 8 63 12 62 14 61 17 60 21 59 23 58 26 56 30 55 32 53 35 51 37 50 40 47 43 45 44 43 47 40 49 38 52zm-450 83-146 95-19-28-20-27-22-25-23-24-24-24-26-22-26-20-28-20-28-18-29-16-31-15-31-13-31-12-32-10-32-9-34-6-32-5-34-4-33-2h-34l-34 2-33 4-33 5-33 6-33 9-32 10-31 12-31 13-30 15-30 16-28 18-27 20-27 21-25 22-24 23-24 24-21 26-21 26-19 28-145-94 24-35 26-33 28-33 28-31 31-29 32-28 34-26 34-25 36-22 37-21 38-19 39-17 40-14 40-13 42-11 41-9 42-6 42-5 43-1h42l42 1 43 5 41 6 42 9 41 10 41 13 40 15 38 17 38 19 37 20 36 23 35 24 34 26 32 28 30 30 29 30 28 33 26 33zm-450 140-67 44-9-13-9-12-10-12-10-11-12-11-11-10-12-10-13-8-13-9-14-7-14-7-13-6-15-6-15-5-15-3-15-3-15-3-15-1-16-1h-15l-16 1-15 1-15 3-16 3-14 4-15 4-15 6-14 6-13 6-14 8-13 9-13 8-12 10-12 10-11 11-10 11-10 12-10 12-8 12-67-43 11-15 12-16 12-15 14-14 14-14 14-12 16-13 16-11 17-10 17-10 17-8 18-8 18-7 19-6 18-5 20-3 19-4 19-1 20-2h19l20 1 19 2 20 3 18 4 19 5 19 6 18 7 18 8 18 8 17 10 16 10 16 11 15 12 15 13 14 13 14 15 12 15 12 15z">
          <text:p/>
        </draw:path>
        <draw:path draw:style-name="gr5" draw:text-style-name="P1" draw:layer="layout" svg:width="7.333cm" svg:height="15.917cm" svg:x="12.299cm" svg:y="-2.847cm" svg:viewBox="0 0 7334 15918" svg:d="m0 15637 2 26 4 27 8 25 10 25 13 25 15 23 17 22 19 20 20 19 22 17 23 15 25 13 25 10 25 8 27 4 26 2h6771l26-2 27-4 25-8 26-10 24-13 23-15 22-17 21-19 19-20 17-22 15-23 13-25 10-25 8-25 4-27 2-26v-3839l-2-26-4-26-8-26-10-25-13-24-15-23-17-22-19-21-21-19-22-17-23-15-24-13-26-10-25-8-27-4-26-2h-6771l-26 2-27 4-25 8-25 10-25 13-23 15-22 17-20 19-19 21-17 22-15 23-13 24-10 25-8 26-4 26-2 26zm0-11236zm7334-4401z">
          <text:p/>
        </draw:path>
        <draw:polygon draw:style-name="gr6" draw:text-style-name="P1" draw:layer="layout" svg:width="8.5cm" svg:height="0.8cm" svg:x="11.7cm" svg:y="12.699cm" svg:viewBox="0 0 8501 801" draw:points="583,0 7917,0 8501,501 8500,501 8500,801 0,801 0,501">
          <text:p/>
        </draw:polygon>
        <draw:path draw:style-name="gr7" draw:text-style-name="P1" draw:layer="layout" svg:width="6.7cm" svg:height="10.18cm" svg:x="12.599cm" svg:y="2.3cm" svg:viewBox="0 0 6701 10181" svg:d="m0 10101c0 2 0 5 0 7 1 3 1 5 2 8 1 2 1 5 2 7s2 5 3 7 2 5 3 7c2 2 3 5 5 7s3 4 5 6 3 4 5 6 4 3 6 5 4 3 6 5 5 3 7 5c2 1 5 2 7 3s5 2 7 3 5 1 7 2c3 1 5 1 8 2 2 0 5 0 7 0 2180 0 4360 0 6540 0 3 0 5 0 8 0 2-1 5-1 7-2s5-1 7-2c3-1 5-2 8-3 2-1 5-2 7-3 2-2 4-3 6-5s5-3 7-5 4-3 6-5 3-4 5-6 3-4 5-6c1-2 3-5 4-7s3-5 4-7 2-5 3-7 1-5 2-7c1-3 1-5 2-8 0-2 0-5 0-7 0-1113 0-2227 0-3340 0-3 0-5 0-8-1-2-1-5-2-7s-1-5-2-7c-1-3-2-5-3-8-1-2-3-5-4-7s-3-4-4-6c-2-2-3-5-5-7s-3-3-5-5-4-4-6-6-5-3-7-5c-2-1-4-3-6-4s-5-3-7-4c-3-1-5-2-8-3-2-1-5-1-7-2s-5-1-7-2c-3 0-5 0-8 0-2180 0-4360 0-6540 0-2 0-5 0-7 0-3 1-5 1-8 2-2 1-5 1-7 2s-5 2-7 3-5 3-7 4-5 3-7 4c-2 2-4 3-6 5s-4 4-6 6-3 3-5 5-3 5-5 7-3 4-5 6c-1 2-2 5-3 7-1 3-2 5-3 8-1 2-1 5-2 7s-1 5-2 7c0 3 0 5 0 8 0 1113 0 2227 0 3340zm0-6600zm6701-3501z">
          <text:p/>
        </draw:path>
        <draw:path draw:style-name="gr4" draw:text-style-name="P1" draw:layer="layout" svg:width="2.13cm" svg:height="0.854cm" draw:transform="rotate (0.785398163397448) translate (10.7567748576204cm 8.58801626809726cm)" svg:viewBox="0 0 2131 855" svg:d="m2131 588-155 98-30-45-32-44-35-42-36-40-38-38-41-37-42-34-44-32-46-30-46-27-49-25-49-23-50-20-52-17-52-15-53-12-53-10-54-7-54-4-55-1-54 1-54 4-54 7-53 10-53 12-53 15-51 18-50 19-50 23-48 25-47 28-45 30-44 32-42 34-41 36-38 38-36 41-35 41-32 44-30 45-155-97 35-53 38-51 40-49 43-47 45-45 47-42 50-41 51-37 53-34 55-33 56-29 58-27 59-23 60-21 61-17 62-14 63-12 63-8 63-4 63-2 64 2 63 4 63 8 63 12 62 14 61 17 60 21 59 23 58 26 56 30 55 32 53 35 51 37 50 40 47 43 45 44 43 47 40 49 38 52zm-450 83-146 95-19-28-20-27-22-25-23-24-24-24-26-22-26-20-28-20-28-18-29-16-31-15-31-13-31-12-32-10-32-9-34-6-32-5-34-4-33-2h-34l-34 2-33 4-33 5-33 6-33 9-32 10-31 12-31 13-30 15-30 16-28 18-27 20-27 21-25 22-24 23-24 24-21 26-21 26-19 28-145-94 24-35 26-33 28-33 28-31 31-29 32-28 34-26 34-25 36-22 37-21 38-19 39-17 40-14 40-13 42-11 41-9 42-6 42-5 43-1h42l42 1 43 5 41 6 42 9 41 10 41 13 40 15 38 17 38 19 37 20 36 23 35 24 34 26 32 28 30 30 29 30 28 33 26 33zm-450 140-67 44-9-13-9-12-10-12-10-11-12-11-11-10-12-10-13-8-13-9-14-7-14-7-13-6-15-6-15-5-15-3-15-3-15-3-15-1-16-1h-15l-16 1-15 1-15 3-16 3-14 4-15 4-15 6-14 6-13 6-14 8-13 9-13 8-12 10-12 10-11 11-10 11-10 12-10 12-8 12-67-43 11-15 12-16 12-15 14-14 14-14 14-12 16-13 16-11 17-10 17-10 17-8 18-8 18-7 19-6 18-5 20-3 19-4 19-1 20-2h19l20 1 19 2 20 3 18 4 19 5 19 6 18 7 18 8 18 8 17 10 16 10 16 11 15 12 15 13 14 13 14 15 12 15 12 15z">
          <text:p/>
        </draw:path>
        <draw:custom-shape draw:style-name="gr1" draw:text-style-name="P1" draw:layer="layout" svg:width="0.6cm" svg:height="1.5cm" svg:x="6.2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0.6cm" svg:height="1.5cm" svg:x="10.1cm" svg:y="4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.006cm" svg:height="4.006cm" svg:x="6.432cm" svg:y="2.894cm">
          <text:p/>
          <draw:enhanced-geometry svg:viewBox="0 0 21600 21600" draw:type="block-arc" draw:modifiers="176.631857036391 10043.947893253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polyline draw:style-name="gr10" draw:text-style-name="P1" draw:layer="layout" svg:width="1.799cm" svg:height="1.667cm" draw:transform="rotate (-1.5707963267949) translate (8.1cm 5.9cm)" svg:viewBox="0 0 1800 1668" draw:points="0,1668 800,1668 1800,0">
          <text:p/>
        </draw:polyline>
        <draw:g>
          <draw:custom-shape draw:style-name="gr11" draw:text-style-name="P1" draw:layer="layout" svg:width="3.3cm" svg:height="3.3cm" svg:x="6.8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2.776cm" svg:height="1.725cm" draw:transform="rotate (0.965167076352864) translate (6.899999993612cm 5.93899999557674cm)" svg:viewBox="0 0 2777 1726" svg:d="m0 0c1581 0 2777 1726 2777 1726">
            <text:p/>
          </draw:path>
          <draw:path draw:style-name="gr12" draw:text-style-name="P1" draw:layer="layout" svg:width="2.093cm" svg:height="2.457cm" draw:transform="rotate (0.422893277758226) translate (6.69142169912089cm 4.69795055154888cm)" svg:viewBox="0 0 2094 2458" svg:d="m0 2458c2193 0 2093-2458 2093-2458">
            <text:p/>
          </draw:path>
          <draw:path draw:style-name="gr12" draw:text-style-name="P1" draw:layer="layout" svg:width="2.151cm" svg:height="2.515cm" draw:transform="rotate (-1.29992122688538) translate (9.32426583564573cm 4.16578018327068cm)" svg:viewBox="0 0 2152 2516" svg:d="m0 2516c1868 0 2152-2516 2152-2516">
            <text:p/>
          </draw:path>
        </draw:g>
        <draw:g>
          <draw:custom-shape draw:style-name="gr11" draw:text-style-name="P1" draw:layer="layout" svg:width="1.1cm" svg:height="1.1cm" svg:x="2.7cm" svg:y="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0.924cm" svg:height="0.574cm" draw:transform="skewX (-0.00226892802759267) rotate (0.964468944652067) translate (2.73333315079795cm 9.71299987403024cm)" svg:viewBox="0 0 925 575" svg:d="m0 0c527 0 925 575 925 575">
            <text:p/>
          </draw:path>
          <draw:path draw:style-name="gr12" draw:text-style-name="P1" draw:layer="layout" svg:width="0.697cm" svg:height="0.819cm" draw:transform="skewX (-0.00104719755119656) rotate (0.422369678982628) translate (2.66326591418926cm 9.29915964452272cm)" svg:viewBox="0 0 698 820" svg:d="m0 820c731-1 698-820 698-820">
            <text:p/>
          </draw:path>
          <draw:path draw:style-name="gr12" draw:text-style-name="P1" draw:layer="layout" svg:width="0.718cm" svg:height="0.837cm" draw:transform="skewX (-0.00209439510239318) rotate (-1.29957216103498) translate (3.54063186037398cm 9.12001996303938cm)" svg:viewBox="0 0 719 838" svg:d="m0 838c623 1 719-838 719-838">
            <text:p/>
          </draw:path>
        </draw:g>
        <draw:g>
          <draw:custom-shape draw:style-name="gr11" draw:text-style-name="P1" draw:layer="layout" svg:width="1.1cm" svg:height="1.1cm" svg:x="15.8cm" svg:y="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0.924cm" svg:height="0.574cm" draw:transform="skewX (-0.00226892802759267) rotate (0.964468944652067) translate (15.8333331507979cm 3.51299987403024cm)" svg:viewBox="0 0 925 575" svg:d="m0 0c527 0 925 575 925 575">
            <text:p/>
          </draw:path>
          <draw:path draw:style-name="gr12" draw:text-style-name="P1" draw:layer="layout" svg:width="0.697cm" svg:height="0.819cm" draw:transform="skewX (-0.00104719755119666) rotate (0.422369678982628) translate (15.7632659141893cm 3.09915964452272cm)" svg:viewBox="0 0 698 820" svg:d="m0 820c731-1 698-820 698-820">
            <text:p/>
          </draw:path>
          <draw:path draw:style-name="gr12" draw:text-style-name="P1" draw:layer="layout" svg:width="0.718cm" svg:height="0.837cm" draw:transform="skewX (-0.00209439510239319) rotate (-1.29957216103498) translate (16.640631860374cm 2.92001996303938cm)" svg:viewBox="0 0 719 838" svg:d="m0 838c623 1 719-838 719-838">
            <text:p/>
          </draw:path>
        </draw:g>
        <draw:g>
          <draw:custom-shape draw:style-name="gr11" draw:text-style-name="P1" draw:layer="layout" svg:width="1.1cm" svg:height="1.1cm" svg:x="15.4cm" svg:y="10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2" draw:text-style-name="P1" draw:layer="layout" svg:width="0.924cm" svg:height="0.574cm" draw:transform="skewX (-0.00226892802759267) rotate (0.964468944652067) translate (15.4333331507979cm 10.7129998740302cm)" svg:viewBox="0 0 925 575" svg:d="m0 0c527 0 925 575 925 575">
            <text:p/>
          </draw:path>
          <draw:path draw:style-name="gr12" draw:text-style-name="P1" draw:layer="layout" svg:width="0.697cm" svg:height="0.819cm" draw:transform="skewX (-0.00104719755119671) rotate (0.422369678982628) translate (15.3632659141893cm 10.2991596445227cm)" svg:viewBox="0 0 698 820" svg:d="m0 820c731-1 698-820 698-820">
            <text:p/>
          </draw:path>
          <draw:path draw:style-name="gr12" draw:text-style-name="P1" draw:layer="layout" svg:width="0.718cm" svg:height="0.837cm" draw:transform="skewX (-0.00209439510239313) rotate (-1.29957216103498) translate (16.240631860374cm 10.1200199630394cm)" svg:viewBox="0 0 719 838" svg:d="m0 838c623 1 719-838 719-838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bias Blaser</meta:initial-creator>
    <meta:creation-date>2013-09-17T20:01:50</meta:creation-date>
    <dc:date>2013-11-19T16:18:48</dc:date>
    <dc:creator>Tobias Blaser</dc:creator>
    <meta:editing-duration>PT5M1S</meta:editing-duration>
    <meta:editing-cycles>4</meta:editing-cycles>
    <meta:generator>LibreOffice/3.5$Linux_X86_64 LibreOffice_project/350m1$Build-2</meta:generator>
    <meta:document-statistic meta:object-count="35"/>
  </office:meta>
</office:document-meta>
</file>